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156f" officeooo:paragraph-rsid="001615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26365282527114159" text:style-name="L1">
        <text:list-item>
          <text:p text:style-name="P1">Array of 10 integers.</text:p>
        </text:list-item>
        <text:list-item>
          <text:p text:style-name="P1">p is a pointer to an integer.</text:p>
        </text:list-item>
        <text:list-item>
          <text:p text:style-name="P1">n is a pointer to character.</text:p>
        </text:list-item>
        <text:list-item>
          <text:p text:style-name="P1">ac is a pointer to a array of characters.</text:p>
        </text:list-item>
        <text:list-item>
          <text:p text:style-name="P1">s is a pointer to a string.</text:p>
        </text:list-item>
        <text:list-item>
          <text:p text:style-name="P1">m is a pointer to a array of integers.</text:p>
        </text:list-item>
        <text:list-item>
          <text:p text:style-name="P1">ap is an array of 10 pointers to integers.</text:p>
        </text:list-item>
        <text:list-item>
          <text:p text:style-name="P1">ca is an array of 10 character pointers.</text:p>
        </text:list-item>
        <text:list-item>
          <text:p text:style-name="P1">sa is an array of 5 string pointers.</text:p>
        </text:list-item>
        <text:list-item>
          <text:p text:style-name="P1">mc is an array of string pointer intialized to months of year.</text:p>
        </text:list-item>
        <text:list-item>
          <text:p text:style-name="P1">a2d is an 2D array of 3*2 siz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35:59.493437598</meta:creation-date>
    <dc:date>2016-08-31T10:42:42.367252834</dc:date>
    <meta:editing-duration>P0D</meta:editing-duration>
    <meta:editing-cycles>1</meta:editing-cycles>
    <meta:document-statistic meta:table-count="0" meta:image-count="0" meta:object-count="0" meta:page-count="1" meta:paragraph-count="11" meta:word-count="98" meta:character-count="420" meta:non-whitespace-character-count="343"/>
    <meta:generator>LibreOffice/4.2.4.2$Linux_x86 LibreOffice_project/420m0$Build-2</meta:generator>
  </office:meta>
</office:document-meta>
</file>